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5807in"/>
    </style:style>
    <style:style style:name="co14" style:family="table-column">
      <style:table-column-properties fo:break-before="auto" style:column-width="1.0071in"/>
    </style:style>
    <style:style style:name="co15" style:family="table-column">
      <style:table-column-properties fo:break-before="auto" style:column-width="1.1811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0.5154in"/>
    </style:style>
    <style:style style:name="co18" style:family="table-column">
      <style:table-column-properties fo:break-before="auto" style:column-width="0.7335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objective</text:p>
          </table:table-cell>
          <table:table-cell office:value-type="string">
            <text:p>metric</text:p>
          </table:table-cell>
          <table:table-cell office:value-type="string">
            <text:p>first_metric_only</text:p>
          </table:table-cell>
          <table:table-cell office:value-type="string">
            <text:p>boost_from_average</text:p>
          </table:table-cell>
          <table:table-cell office:value-type="string">
            <text:p>feature_pre_filter</text:p>
          </table:table-cell>
          <table:table-cell office:value-type="string">
            <text:p>lambda_l1</text:p>
          </table:table-cell>
          <table:table-cell office:value-type="string">
            <text:p>lambda_l2</text:p>
          </table:table-cell>
          <table:table-cell office:value-type="string">
            <text:p>verbosity</text:p>
          </table:table-cell>
          <table:table-cell office:value-type="string">
            <text:p>max_depth</text:p>
          </table:table-cell>
          <table:table-cell office:value-type="string">
            <text:p>min_gain_to_split</text:p>
          </table:table-cell>
          <table:table-cell office:value-type="string">
            <text:p>max_bin</text:p>
          </table:table-cell>
          <table:table-cell office:value-type="string">
            <text:p>num_iterations</text:p>
          </table:table-cell>
          <table:table-cell office:value-type="string">
            <text:p>force_row_wise</text:p>
          </table:table-cell>
          <table:table-cell office:value-type="string">
            <text:p>seed</text:p>
          </table:table-cell>
          <table:table-cell office:value-type="string">
            <text:p>learning_rate</text:p>
          </table:table-cell>
          <table:table-cell office:value-type="string">
            <text:p>feature_fraction</text:p>
          </table:table-cell>
          <table:table-cell office:value-type="string">
            <text:p>min_data_in_leaf</text:p>
          </table:table-cell>
          <table:table-cell office:value-type="string">
            <text:p>num_leaves</text:p>
          </table:table-cell>
          <table:table-cell office:value-type="string">
            <text:p>envios</text:p>
          </table:table-cell>
          <table:table-cell office:value-type="string">
            <text:p>ganancia</text:p>
          </table:table-cell>
          <table:table-cell office:value-type="string">
            <text:p>iteracion</text:p>
          </table:table-cell>
        </table:table-row>
        <table:table-row table:style-name="ro1">
          <table:table-cell office:value-type="string">
            <text:p>20221019 01080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9">
            <text:p>27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2852425412736">
            <text:p>0.0128524254</text:p>
          </table:table-cell>
          <table:table-cell office:value-type="float" office:value="0.615747096335355">
            <text:p>0.6157470963</text:p>
          </table:table-cell>
          <table:table-cell office:value-type="float" office:value="375">
            <text:p>375</text:p>
          </table:table-cell>
          <table:table-cell office:value-type="float" office:value="80">
            <text:p>80</text:p>
          </table:table-cell>
          <table:table-cell office:value-type="float" office:value="7980">
            <text:p>7980</text:p>
          </table:table-cell>
          <table:table-cell office:value-type="float" office:value="27560000">
            <text:p>2756000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20221019 02081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91">
            <text:p>59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601776129984064">
            <text:p>0.0060177613</text:p>
          </table:table-cell>
          <table:table-cell office:value-type="float" office:value="0.647575282548275">
            <text:p>0.6475752825</text:p>
          </table:table-cell>
          <table:table-cell office:value-type="float" office:value="353">
            <text:p>353</text:p>
          </table:table-cell>
          <table:table-cell office:value-type="float" office:value="243">
            <text:p>243</text:p>
          </table:table-cell>
          <table:table-cell office:value-type="float" office:value="8101">
            <text:p>8101</text:p>
          </table:table-cell>
          <table:table-cell office:value-type="float" office:value="27480000">
            <text:p>2748000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20221019 0123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38">
            <text:p>113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8258369615938">
            <text:p>0.0050825837</text:p>
          </table:table-cell>
          <table:table-cell office:value-type="float" office:value="0.711012078969276">
            <text:p>0.711012079</text:p>
          </table:table-cell>
          <table:table-cell office:value-type="float" office:value="372">
            <text:p>372</text:p>
          </table:table-cell>
          <table:table-cell office:value-type="float" office:value="17">
            <text:p>17</text:p>
          </table:table-cell>
          <table:table-cell office:value-type="float" office:value="7592">
            <text:p>7592</text:p>
          </table:table-cell>
          <table:table-cell office:value-type="float" office:value="27460000">
            <text:p>2746000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20221019 00583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5715383607917">
            <text:p>0.0257153836</text:p>
          </table:table-cell>
          <table:table-cell office:value-type="float" office:value="0.651687416463632">
            <text:p>0.6516874165</text:p>
          </table:table-cell>
          <table:table-cell office:value-type="float" office:value="346">
            <text:p>346</text:p>
          </table:table-cell>
          <table:table-cell office:value-type="float" office:value="162">
            <text:p>162</text:p>
          </table:table-cell>
          <table:table-cell office:value-type="float" office:value="7640">
            <text:p>7640</text:p>
          </table:table-cell>
          <table:table-cell office:value-type="float" office:value="27440000">
            <text:p>2744000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20221019 02192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72">
            <text:p>67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677160778545">
            <text:p>0.0054677161</text:p>
          </table:table-cell>
          <table:table-cell office:value-type="float" office:value="0.338315676826851">
            <text:p>0.3383156768</text:p>
          </table:table-cell>
          <table:table-cell office:value-type="float" office:value="370">
            <text:p>370</text:p>
          </table:table-cell>
          <table:table-cell office:value-type="float" office:value="601">
            <text:p>601</text:p>
          </table:table-cell>
          <table:table-cell office:value-type="float" office:value="7948">
            <text:p>7948</text:p>
          </table:table-cell>
          <table:table-cell office:value-type="float" office:value="27390000">
            <text:p>2739000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20221019 0105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66">
            <text:p>66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0007415163832">
            <text:p>0.0052000742</text:p>
          </table:table-cell>
          <table:table-cell office:value-type="float" office:value="0.535041270654076">
            <text:p>0.5350412707</text:p>
          </table:table-cell>
          <table:table-cell office:value-type="float" office:value="400">
            <text:p>400</text:p>
          </table:table-cell>
          <table:table-cell office:value-type="float" office:value="644">
            <text:p>644</text:p>
          </table:table-cell>
          <table:table-cell office:value-type="float" office:value="7906">
            <text:p>7906</text:p>
          </table:table-cell>
          <table:table-cell office:value-type="float" office:value="27310000">
            <text:p>273100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20221019 0136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34">
            <text:p>93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30528679972317">
            <text:p>0.0053052868</text:p>
          </table:table-cell>
          <table:table-cell office:value-type="float" office:value="0.669802611808911">
            <text:p>0.6698026118</text:p>
          </table:table-cell>
          <table:table-cell office:value-type="float" office:value="380">
            <text:p>380</text:p>
          </table:table-cell>
          <table:table-cell office:value-type="float" office:value="1014">
            <text:p>1014</text:p>
          </table:table-cell>
          <table:table-cell office:value-type="float" office:value="6443">
            <text:p>6443</text:p>
          </table:table-cell>
          <table:table-cell office:value-type="float" office:value="27280000">
            <text:p>2728000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20221019 02550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99">
            <text:p>39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02233499644034">
            <text:p>0.01022335</text:p>
          </table:table-cell>
          <table:table-cell office:value-type="float" office:value="0.622029126808728">
            <text:p>0.6220291268</text:p>
          </table:table-cell>
          <table:table-cell office:value-type="float" office:value="426">
            <text:p>426</text:p>
          </table:table-cell>
          <table:table-cell office:value-type="float" office:value="866">
            <text:p>866</text:p>
          </table:table-cell>
          <table:table-cell office:value-type="float" office:value="7966">
            <text:p>7966</text:p>
          </table:table-cell>
          <table:table-cell office:value-type="float" office:value="27270000">
            <text:p>2727000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20221019 0057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46400713311982">
            <text:p>0.0246400713</text:p>
          </table:table-cell>
          <table:table-cell office:value-type="float" office:value="0.37624635911481">
            <text:p>0.3762463591</text:p>
          </table:table-cell>
          <table:table-cell office:value-type="float" office:value="361">
            <text:p>361</text:p>
          </table:table-cell>
          <table:table-cell office:value-type="float" office:value="414">
            <text:p>414</text:p>
          </table:table-cell>
          <table:table-cell office:value-type="float" office:value="7703">
            <text:p>7703</text:p>
          </table:table-cell>
          <table:table-cell office:value-type="float" office:value="27240000">
            <text:p>2724000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20221019 0214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11">
            <text:p>111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04147723489701">
            <text:p>0.0050414772</text:p>
          </table:table-cell>
          <table:table-cell office:value-type="float" office:value="0.354426561240068">
            <text:p>0.3544265612</text:p>
          </table:table-cell>
          <table:table-cell office:value-type="float" office:value="721">
            <text:p>721</text:p>
          </table:table-cell>
          <table:table-cell office:value-type="float" office:value="676">
            <text:p>676</text:p>
          </table:table-cell>
          <table:table-cell office:value-type="float" office:value="8021">
            <text:p>8021</text:p>
          </table:table-cell>
          <table:table-cell office:value-type="float" office:value="27240000">
            <text:p>2724000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221019 0236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95">
            <text:p>69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946937388315505">
            <text:p>0.0094693739</text:p>
          </table:table-cell>
          <table:table-cell office:value-type="float" office:value="0.307567653365851">
            <text:p>0.3075676534</text:p>
          </table:table-cell>
          <table:table-cell office:value-type="float" office:value="933">
            <text:p>933</text:p>
          </table:table-cell>
          <table:table-cell office:value-type="float" office:value="408">
            <text:p>408</text:p>
          </table:table-cell>
          <table:table-cell office:value-type="float" office:value="8584">
            <text:p>8584</text:p>
          </table:table-cell>
          <table:table-cell office:value-type="float" office:value="27240000">
            <text:p>2724000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20221019 0251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75">
            <text:p>57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04154923098138">
            <text:p>0.0104154923</text:p>
          </table:table-cell>
          <table:table-cell office:value-type="float" office:value="0.326981472386765">
            <text:p>0.3269814724</text:p>
          </table:table-cell>
          <table:table-cell office:value-type="float" office:value="1135">
            <text:p>1135</text:p>
          </table:table-cell>
          <table:table-cell office:value-type="float" office:value="933">
            <text:p>933</text:p>
          </table:table-cell>
          <table:table-cell office:value-type="float" office:value="8541">
            <text:p>8541</text:p>
          </table:table-cell>
          <table:table-cell office:value-type="float" office:value="27240000">
            <text:p>2724000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20221019 01565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22">
            <text:p>5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06122911363445">
            <text:p>0.0106122911</text:p>
          </table:table-cell>
          <table:table-cell office:value-type="float" office:value="0.577366558193157">
            <text:p>0.5773665582</text:p>
          </table:table-cell>
          <table:table-cell office:value-type="float" office:value="360">
            <text:p>360</text:p>
          </table:table-cell>
          <table:table-cell office:value-type="float" office:value="1023">
            <text:p>1023</text:p>
          </table:table-cell>
          <table:table-cell office:value-type="float" office:value="7315">
            <text:p>7315</text:p>
          </table:table-cell>
          <table:table-cell office:value-type="float" office:value="27210000">
            <text:p>2721000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20221019 0053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0">
            <text:p>16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56815741690829">
            <text:p>0.0256815742</text:p>
          </table:table-cell>
          <table:table-cell office:value-type="float" office:value="0.678592676615971">
            <text:p>0.6785926766</text:p>
          </table:table-cell>
          <table:table-cell office:value-type="float" office:value="1394">
            <text:p>1394</text:p>
          </table:table-cell>
          <table:table-cell office:value-type="float" office:value="91">
            <text:p>91</text:p>
          </table:table-cell>
          <table:table-cell office:value-type="float" office:value="7771">
            <text:p>7771</text:p>
          </table:table-cell>
          <table:table-cell office:value-type="float" office:value="27180000">
            <text:p>271800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20221019 02391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81">
            <text:p>38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31404103626418">
            <text:p>0.0131404104</text:p>
          </table:table-cell>
          <table:table-cell office:value-type="float" office:value="0.360227958709377">
            <text:p>0.3602279587</text:p>
          </table:table-cell>
          <table:table-cell office:value-type="float" office:value="415">
            <text:p>415</text:p>
          </table:table-cell>
          <table:table-cell office:value-type="float" office:value="481">
            <text:p>481</text:p>
          </table:table-cell>
          <table:table-cell office:value-type="float" office:value="8850">
            <text:p>8850</text:p>
          </table:table-cell>
          <table:table-cell office:value-type="float" office:value="27180000">
            <text:p>2718000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20221019 0033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2">
            <text:p>26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67434036267681">
            <text:p>0.0267434036</text:p>
          </table:table-cell>
          <table:table-cell office:value-type="float" office:value="0.560861676903367">
            <text:p>0.5608616769</text:p>
          </table:table-cell>
          <table:table-cell office:value-type="float" office:value="1426">
            <text:p>1426</text:p>
          </table:table-cell>
          <table:table-cell office:value-type="float" office:value="80">
            <text:p>80</text:p>
          </table:table-cell>
          <table:table-cell office:value-type="float" office:value="8138">
            <text:p>8138</text:p>
          </table:table-cell>
          <table:table-cell office:value-type="float" office:value="27170000">
            <text:p>2717000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20221019 02331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02">
            <text:p>70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0616637660796">
            <text:p>0.0051061664</text:p>
          </table:table-cell>
          <table:table-cell office:value-type="float" office:value="0.399919412029474">
            <text:p>0.399919412</text:p>
          </table:table-cell>
          <table:table-cell office:value-type="float" office:value="379">
            <text:p>379</text:p>
          </table:table-cell>
          <table:table-cell office:value-type="float" office:value="823">
            <text:p>823</text:p>
          </table:table-cell>
          <table:table-cell office:value-type="float" office:value="7659">
            <text:p>7659</text:p>
          </table:table-cell>
          <table:table-cell office:value-type="float" office:value="27170000">
            <text:p>2717000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20221019 00551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17299278714006">
            <text:p>0.0317299279</text:p>
          </table:table-cell>
          <table:table-cell office:value-type="float" office:value="0.740827174376333">
            <text:p>0.7408271744</text:p>
          </table:table-cell>
          <table:table-cell office:value-type="float" office:value="348">
            <text:p>348</text:p>
          </table:table-cell>
          <table:table-cell office:value-type="float" office:value="705">
            <text:p>705</text:p>
          </table:table-cell>
          <table:table-cell office:value-type="float" office:value="7622">
            <text:p>7622</text:p>
          </table:table-cell>
          <table:table-cell office:value-type="float" office:value="27160000">
            <text:p>2716000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20221019 01151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61">
            <text:p>36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936124844114618">
            <text:p>0.0093612484</text:p>
          </table:table-cell>
          <table:table-cell office:value-type="float" office:value="0.597510147673741">
            <text:p>0.5975101477</text:p>
          </table:table-cell>
          <table:table-cell office:value-type="float" office:value="537">
            <text:p>537</text:p>
          </table:table-cell>
          <table:table-cell office:value-type="float" office:value="389">
            <text:p>389</text:p>
          </table:table-cell>
          <table:table-cell office:value-type="float" office:value="7635">
            <text:p>7635</text:p>
          </table:table-cell>
          <table:table-cell office:value-type="float" office:value="27130000">
            <text:p>2713000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20221019 02244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86">
            <text:p>128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909251358955">
            <text:p>0.0052909251</text:p>
          </table:table-cell>
          <table:table-cell office:value-type="float" office:value="0.283317916675837">
            <text:p>0.2833179167</text:p>
          </table:table-cell>
          <table:table-cell office:value-type="float" office:value="1083">
            <text:p>1083</text:p>
          </table:table-cell>
          <table:table-cell office:value-type="float" office:value="611">
            <text:p>611</text:p>
          </table:table-cell>
          <table:table-cell office:value-type="float" office:value="7678">
            <text:p>7678</text:p>
          </table:table-cell>
          <table:table-cell office:value-type="float" office:value="27130000">
            <text:p>2713000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20221019 0049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84">
            <text:p>38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3595257290486">
            <text:p>0.0235952573</text:p>
          </table:table-cell>
          <table:table-cell office:value-type="float" office:value="0.56819287703854">
            <text:p>0.568192877</text:p>
          </table:table-cell>
          <table:table-cell office:value-type="float" office:value="1386">
            <text:p>1386</text:p>
          </table:table-cell>
          <table:table-cell office:value-type="float" office:value="820">
            <text:p>820</text:p>
          </table:table-cell>
          <table:table-cell office:value-type="float" office:value="7966">
            <text:p>7966</text:p>
          </table:table-cell>
          <table:table-cell office:value-type="float" office:value="27110000">
            <text:p>2711000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20221019 0043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6">
            <text:p>18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02075102519332">
            <text:p>0.0302075103</text:p>
          </table:table-cell>
          <table:table-cell office:value-type="float" office:value="0.798279488311196">
            <text:p>0.7982794883</text:p>
          </table:table-cell>
          <table:table-cell office:value-type="float" office:value="1408">
            <text:p>1408</text:p>
          </table:table-cell>
          <table:table-cell office:value-type="float" office:value="538">
            <text:p>538</text:p>
          </table:table-cell>
          <table:table-cell office:value-type="float" office:value="8291">
            <text:p>8291</text:p>
          </table:table-cell>
          <table:table-cell office:value-type="float" office:value="27020000">
            <text:p>270200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20221019 00150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6488685872141">
            <text:p>0.1164886859</text:p>
          </table:table-cell>
          <table:table-cell office:value-type="float" office:value="0.998906851515274">
            <text:p>0.9989068515</text:p>
          </table:table-cell>
          <table:table-cell office:value-type="float" office:value="2080">
            <text:p>2080</text:p>
          </table:table-cell>
          <table:table-cell office:value-type="float" office:value="16">
            <text:p>16</text:p>
          </table:table-cell>
          <table:table-cell office:value-type="float" office:value="8258">
            <text:p>8258</text:p>
          </table:table-cell>
          <table:table-cell office:value-type="float" office:value="27010000">
            <text:p>2701000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221019 0052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80">
            <text:p>38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28346467792644">
            <text:p>0.0328346468</text:p>
          </table:table-cell>
          <table:table-cell office:value-type="float" office:value="0.554336014933325">
            <text:p>0.5543360149</text:p>
          </table:table-cell>
          <table:table-cell office:value-type="float" office:value="1260">
            <text:p>1260</text:p>
          </table:table-cell>
          <table:table-cell office:value-type="float" office:value="665">
            <text:p>665</text:p>
          </table:table-cell>
          <table:table-cell office:value-type="float" office:value="8175">
            <text:p>8175</text:p>
          </table:table-cell>
          <table:table-cell office:value-type="float" office:value="27010000">
            <text:p>270100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20221019 0046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80">
            <text:p>38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47589386418422">
            <text:p>0.0247589386</text:p>
          </table:table-cell>
          <table:table-cell office:value-type="float" office:value="0.523229923952572">
            <text:p>0.523229924</text:p>
          </table:table-cell>
          <table:table-cell office:value-type="float" office:value="1006">
            <text:p>1006</text:p>
          </table:table-cell>
          <table:table-cell office:value-type="float" office:value="774">
            <text:p>774</text:p>
          </table:table-cell>
          <table:table-cell office:value-type="float" office:value="7993">
            <text:p>7993</text:p>
          </table:table-cell>
          <table:table-cell office:value-type="float" office:value="26980000">
            <text:p>269800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20221019 0034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02914030243872">
            <text:p>0.040291403</text:p>
          </table:table-cell>
          <table:table-cell office:value-type="float" office:value="0.280888993401353">
            <text:p>0.2808889934</text:p>
          </table:table-cell>
          <table:table-cell office:value-type="float" office:value="1427">
            <text:p>1427</text:p>
          </table:table-cell>
          <table:table-cell office:value-type="float" office:value="690">
            <text:p>690</text:p>
          </table:table-cell>
          <table:table-cell office:value-type="float" office:value="8236">
            <text:p>8236</text:p>
          </table:table-cell>
          <table:table-cell office:value-type="float" office:value="26970000">
            <text:p>269700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20221019 0117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7">
            <text:p>27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73980349830112">
            <text:p>0.077398035</text:p>
          </table:table-cell>
          <table:table-cell office:value-type="float" office:value="0.264766374484036">
            <text:p>0.2647663745</text:p>
          </table:table-cell>
          <table:table-cell office:value-type="float" office:value="2907">
            <text:p>2907</text:p>
          </table:table-cell>
          <table:table-cell office:value-type="float" office:value="1017">
            <text:p>1017</text:p>
          </table:table-cell>
          <table:table-cell office:value-type="float" office:value="8288">
            <text:p>8288</text:p>
          </table:table-cell>
          <table:table-cell office:value-type="float" office:value="26950000">
            <text:p>269500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20221019 00263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20">
            <text:p>32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38432560262356">
            <text:p>0.043843256</text:p>
          </table:table-cell>
          <table:table-cell office:value-type="float" office:value="0.815156526964522">
            <text:p>0.815156527</text:p>
          </table:table-cell>
          <table:table-cell office:value-type="float" office:value="1060">
            <text:p>1060</text:p>
          </table:table-cell>
          <table:table-cell office:value-type="float" office:value="21">
            <text:p>21</text:p>
          </table:table-cell>
          <table:table-cell office:value-type="float" office:value="7555">
            <text:p>7555</text:p>
          </table:table-cell>
          <table:table-cell office:value-type="float" office:value="26890000">
            <text:p>268900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0221019 0023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1">
            <text:p>18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37569662280798">
            <text:p>0.0437569662</text:p>
          </table:table-cell>
          <table:table-cell office:value-type="float" office:value="0.978019704946377">
            <text:p>0.9780197049</text:p>
          </table:table-cell>
          <table:table-cell office:value-type="float" office:value="1679">
            <text:p>1679</text:p>
          </table:table-cell>
          <table:table-cell office:value-type="float" office:value="16">
            <text:p>16</text:p>
          </table:table-cell>
          <table:table-cell office:value-type="float" office:value="8644">
            <text:p>8644</text:p>
          </table:table-cell>
          <table:table-cell office:value-type="float" office:value="26880000">
            <text:p>2688000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0221019 00321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6">
            <text:p>11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2883473105306">
            <text:p>0.0428834731</text:p>
          </table:table-cell>
          <table:table-cell office:value-type="float" office:value="0.9031726175515">
            <text:p>0.9031726176</text:p>
          </table:table-cell>
          <table:table-cell office:value-type="float" office:value="1360">
            <text:p>1360</text:p>
          </table:table-cell>
          <table:table-cell office:value-type="float" office:value="987">
            <text:p>987</text:p>
          </table:table-cell>
          <table:table-cell office:value-type="float" office:value="8121">
            <text:p>8121</text:p>
          </table:table-cell>
          <table:table-cell office:value-type="float" office:value="26880000">
            <text:p>2688000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20221019 0203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59">
            <text:p>35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00721622357953">
            <text:p>0.0200721622</text:p>
          </table:table-cell>
          <table:table-cell office:value-type="float" office:value="0.565202134214581">
            <text:p>0.5652021342</text:p>
          </table:table-cell>
          <table:table-cell office:value-type="float" office:value="395">
            <text:p>395</text:p>
          </table:table-cell>
          <table:table-cell office:value-type="float" office:value="20">
            <text:p>20</text:p>
          </table:table-cell>
          <table:table-cell office:value-type="float" office:value="7800">
            <text:p>7800</text:p>
          </table:table-cell>
          <table:table-cell office:value-type="float" office:value="26880000">
            <text:p>2688000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20221019 0015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08203670495194">
            <text:p>0.1082036705</text:p>
          </table:table-cell>
          <table:table-cell office:value-type="float" office:value="0.85259533189055">
            <text:p>0.8525953319</text:p>
          </table:table-cell>
          <table:table-cell office:value-type="float" office:value="805">
            <text:p>805</text:p>
          </table:table-cell>
          <table:table-cell office:value-type="float" office:value="16">
            <text:p>16</text:p>
          </table:table-cell>
          <table:table-cell office:value-type="float" office:value="7652">
            <text:p>7652</text:p>
          </table:table-cell>
          <table:table-cell office:value-type="float" office:value="26860000">
            <text:p>2686000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221019 0152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65">
            <text:p>96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5520443288634">
            <text:p>0.0051552044</text:p>
          </table:table-cell>
          <table:table-cell office:value-type="float" office:value="0.995045887116385">
            <text:p>0.9950458871</text:p>
          </table:table-cell>
          <table:table-cell office:value-type="float" office:value="379">
            <text:p>379</text:p>
          </table:table-cell>
          <table:table-cell office:value-type="float" office:value="941">
            <text:p>941</text:p>
          </table:table-cell>
          <table:table-cell office:value-type="float" office:value="6732">
            <text:p>6732</text:p>
          </table:table-cell>
          <table:table-cell office:value-type="float" office:value="26860000">
            <text:p>2686000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20221019 0050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40">
            <text:p>34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82768453075516">
            <text:p>0.0182768453</text:p>
          </table:table-cell>
          <table:table-cell office:value-type="float" office:value="0.208477097025767">
            <text:p>0.208477097</text:p>
          </table:table-cell>
          <table:table-cell office:value-type="float" office:value="1446">
            <text:p>1446</text:p>
          </table:table-cell>
          <table:table-cell office:value-type="float" office:value="697">
            <text:p>697</text:p>
          </table:table-cell>
          <table:table-cell office:value-type="float" office:value="8340">
            <text:p>8340</text:p>
          </table:table-cell>
          <table:table-cell office:value-type="float" office:value="26840000">
            <text:p>268400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20221019 00230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75703303643625">
            <text:p>0.0775703304</text:p>
          </table:table-cell>
          <table:table-cell office:value-type="float" office:value="0.998733113606667">
            <text:p>0.9987331136</text:p>
          </table:table-cell>
          <table:table-cell office:value-type="float" office:value="1469">
            <text:p>1469</text:p>
          </table:table-cell>
          <table:table-cell office:value-type="float" office:value="17">
            <text:p>17</text:p>
          </table:table-cell>
          <table:table-cell office:value-type="float" office:value="7636">
            <text:p>7636</text:p>
          </table:table-cell>
          <table:table-cell office:value-type="float" office:value="26810000">
            <text:p>268100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221019 00304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02773029008677">
            <text:p>0.0802773029</text:p>
          </table:table-cell>
          <table:table-cell office:value-type="float" office:value="0.824410904955012">
            <text:p>0.824410905</text:p>
          </table:table-cell>
          <table:table-cell office:value-type="float" office:value="1564">
            <text:p>1564</text:p>
          </table:table-cell>
          <table:table-cell office:value-type="float" office:value="754">
            <text:p>754</text:p>
          </table:table-cell>
          <table:table-cell office:value-type="float" office:value="8116">
            <text:p>8116</text:p>
          </table:table-cell>
          <table:table-cell office:value-type="float" office:value="26810000">
            <text:p>268100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20221019 0027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51691106257789">
            <text:p>0.0751691106</text:p>
          </table:table-cell>
          <table:table-cell office:value-type="float" office:value="0.798175427115685">
            <text:p>0.7981754271</text:p>
          </table:table-cell>
          <table:table-cell office:value-type="float" office:value="2098">
            <text:p>2098</text:p>
          </table:table-cell>
          <table:table-cell office:value-type="float" office:value="115">
            <text:p>115</text:p>
          </table:table-cell>
          <table:table-cell office:value-type="float" office:value="8329">
            <text:p>8329</text:p>
          </table:table-cell>
          <table:table-cell office:value-type="float" office:value="26790000">
            <text:p>2679000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0221019 0041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04">
            <text:p>270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8283057073027">
            <text:p>0.0052828306</text:p>
          </table:table-cell>
          <table:table-cell office:value-type="float" office:value="0.394792793302941">
            <text:p>0.3947927933</text:p>
          </table:table-cell>
          <table:table-cell office:value-type="float" office:value="1341">
            <text:p>1341</text:p>
          </table:table-cell>
          <table:table-cell office:value-type="float" office:value="17">
            <text:p>17</text:p>
          </table:table-cell>
          <table:table-cell office:value-type="float" office:value="7966">
            <text:p>7966</text:p>
          </table:table-cell>
          <table:table-cell office:value-type="float" office:value="26790000">
            <text:p>2679000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20221019 02442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56">
            <text:p>135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9235262097766">
            <text:p>0.0051923526</text:p>
          </table:table-cell>
          <table:table-cell office:value-type="float" office:value="0.598394766577474">
            <text:p>0.5983947666</text:p>
          </table:table-cell>
          <table:table-cell office:value-type="float" office:value="1710">
            <text:p>1710</text:p>
          </table:table-cell>
          <table:table-cell office:value-type="float" office:value="828">
            <text:p>828</text:p>
          </table:table-cell>
          <table:table-cell office:value-type="float" office:value="8371">
            <text:p>8371</text:p>
          </table:table-cell>
          <table:table-cell office:value-type="float" office:value="26780000">
            <text:p>2678000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20221019 0044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1">
            <text:p>18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23121016193918">
            <text:p>0.0223121016</text:p>
          </table:table-cell>
          <table:table-cell office:value-type="float" office:value="0.992358307658619">
            <text:p>0.9923583077</text:p>
          </table:table-cell>
          <table:table-cell office:value-type="float" office:value="1407">
            <text:p>1407</text:p>
          </table:table-cell>
          <table:table-cell office:value-type="float" office:value="45">
            <text:p>45</text:p>
          </table:table-cell>
          <table:table-cell office:value-type="float" office:value="8144">
            <text:p>8144</text:p>
          </table:table-cell>
          <table:table-cell office:value-type="float" office:value="26760000">
            <text:p>2676000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20221019 0118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9">
            <text:p>16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88378729754566">
            <text:p>0.078837873</text:p>
          </table:table-cell>
          <table:table-cell office:value-type="float" office:value="0.33688835143723">
            <text:p>0.3368883514</text:p>
          </table:table-cell>
          <table:table-cell office:value-type="float" office:value="3493">
            <text:p>3493</text:p>
          </table:table-cell>
          <table:table-cell office:value-type="float" office:value="1001">
            <text:p>1001</text:p>
          </table:table-cell>
          <table:table-cell office:value-type="float" office:value="8541">
            <text:p>8541</text:p>
          </table:table-cell>
          <table:table-cell office:value-type="float" office:value="26760000">
            <text:p>2676000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20221019 02261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14">
            <text:p>41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98764306487585">
            <text:p>0.0198764306</text:p>
          </table:table-cell>
          <table:table-cell office:value-type="float" office:value="0.313204853485384">
            <text:p>0.3132048535</text:p>
          </table:table-cell>
          <table:table-cell office:value-type="float" office:value="2058">
            <text:p>2058</text:p>
          </table:table-cell>
          <table:table-cell office:value-type="float" office:value="1023">
            <text:p>1023</text:p>
          </table:table-cell>
          <table:table-cell office:value-type="float" office:value="8106">
            <text:p>8106</text:p>
          </table:table-cell>
          <table:table-cell office:value-type="float" office:value="26750000">
            <text:p>2675000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20221019 0027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4">
            <text:p>13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50399825813923">
            <text:p>0.0550399826</text:p>
          </table:table-cell>
          <table:table-cell office:value-type="float" office:value="0.688716558344872">
            <text:p>0.6887165583</text:p>
          </table:table-cell>
          <table:table-cell office:value-type="float" office:value="809">
            <text:p>809</text:p>
          </table:table-cell>
          <table:table-cell office:value-type="float" office:value="16">
            <text:p>16</text:p>
          </table:table-cell>
          <table:table-cell office:value-type="float" office:value="7398">
            <text:p>7398</text:p>
          </table:table-cell>
          <table:table-cell office:value-type="float" office:value="26730000">
            <text:p>2673000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20221019 0011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9">
            <text:p>2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75136781221984">
            <text:p>0.0775136781</text:p>
          </table:table-cell>
          <table:table-cell office:value-type="float" office:value="0.984228817930321">
            <text:p>0.9842288179</text:p>
          </table:table-cell>
          <table:table-cell office:value-type="float" office:value="2387">
            <text:p>2387</text:p>
          </table:table-cell>
          <table:table-cell office:value-type="float" office:value="16">
            <text:p>16</text:p>
          </table:table-cell>
          <table:table-cell office:value-type="float" office:value="8003">
            <text:p>8003</text:p>
          </table:table-cell>
          <table:table-cell office:value-type="float" office:value="26720000">
            <text:p>2672000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221019 0020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1513254872433">
            <text:p>0.1115132549</text:p>
          </table:table-cell>
          <table:table-cell office:value-type="float" office:value="0.759202707854512">
            <text:p>0.7592027079</text:p>
          </table:table-cell>
          <table:table-cell office:value-type="float" office:value="1205">
            <text:p>1205</text:p>
          </table:table-cell>
          <table:table-cell office:value-type="float" office:value="17">
            <text:p>17</text:p>
          </table:table-cell>
          <table:table-cell office:value-type="float" office:value="7640">
            <text:p>7640</text:p>
          </table:table-cell>
          <table:table-cell office:value-type="float" office:value="26720000">
            <text:p>2672000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221019 0145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99">
            <text:p>159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4287847091173">
            <text:p>0.0051428785</text:p>
          </table:table-cell>
          <table:table-cell office:value-type="float" office:value="0.33879351130048">
            <text:p>0.3387935113</text:p>
          </table:table-cell>
          <table:table-cell office:value-type="float" office:value="371">
            <text:p>371</text:p>
          </table:table-cell>
          <table:table-cell office:value-type="float" office:value="836">
            <text:p>836</text:p>
          </table:table-cell>
          <table:table-cell office:value-type="float" office:value="6204">
            <text:p>6204</text:p>
          </table:table-cell>
          <table:table-cell office:value-type="float" office:value="26720000">
            <text:p>2672000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20221019 02491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53">
            <text:p>85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85714977839486">
            <text:p>0.0058571498</text:p>
          </table:table-cell>
          <table:table-cell office:value-type="float" office:value="0.630980899445596">
            <text:p>0.6309808994</text:p>
          </table:table-cell>
          <table:table-cell office:value-type="float" office:value="1003">
            <text:p>1003</text:p>
          </table:table-cell>
          <table:table-cell office:value-type="float" office:value="118">
            <text:p>118</text:p>
          </table:table-cell>
          <table:table-cell office:value-type="float" office:value="8491">
            <text:p>8491</text:p>
          </table:table-cell>
          <table:table-cell office:value-type="float" office:value="26700000">
            <text:p>2670000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20221019 00270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30778679239884">
            <text:p>0.0930778679</text:p>
          </table:table-cell>
          <table:table-cell office:value-type="float" office:value="0.803761491738822">
            <text:p>0.8037614917</text:p>
          </table:table-cell>
          <table:table-cell office:value-type="float" office:value="1068">
            <text:p>1068</text:p>
          </table:table-cell>
          <table:table-cell office:value-type="float" office:value="198">
            <text:p>198</text:p>
          </table:table-cell>
          <table:table-cell office:value-type="float" office:value="7503">
            <text:p>7503</text:p>
          </table:table-cell>
          <table:table-cell office:value-type="float" office:value="26680000">
            <text:p>2668000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221019 01210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54242101107631">
            <text:p>0.0754242101</text:p>
          </table:table-cell>
          <table:table-cell office:value-type="float" office:value="0.488698974412466">
            <text:p>0.4886989744</text:p>
          </table:table-cell>
          <table:table-cell office:value-type="float" office:value="376">
            <text:p>376</text:p>
          </table:table-cell>
          <table:table-cell office:value-type="float" office:value="663">
            <text:p>663</text:p>
          </table:table-cell>
          <table:table-cell office:value-type="float" office:value="7758">
            <text:p>7758</text:p>
          </table:table-cell>
          <table:table-cell office:value-type="float" office:value="26650000">
            <text:p>2665000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20221019 0020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45581964752656">
            <text:p>0.0945581965</text:p>
          </table:table-cell>
          <table:table-cell office:value-type="float" office:value="0.999214616504615">
            <text:p>0.9992146165</text:p>
          </table:table-cell>
          <table:table-cell office:value-type="float" office:value="1426">
            <text:p>1426</text:p>
          </table:table-cell>
          <table:table-cell office:value-type="float" office:value="560">
            <text:p>560</text:p>
          </table:table-cell>
          <table:table-cell office:value-type="float" office:value="7647">
            <text:p>7647</text:p>
          </table:table-cell>
          <table:table-cell office:value-type="float" office:value="26630000">
            <text:p>2663000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0221019 0031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6951188851042">
            <text:p>0.0869511889</text:p>
          </table:table-cell>
          <table:table-cell office:value-type="float" office:value="0.800114612794109">
            <text:p>0.8001146128</text:p>
          </table:table-cell>
          <table:table-cell office:value-type="float" office:value="1568">
            <text:p>1568</text:p>
          </table:table-cell>
          <table:table-cell office:value-type="float" office:value="65">
            <text:p>65</text:p>
          </table:table-cell>
          <table:table-cell office:value-type="float" office:value="7645">
            <text:p>7645</text:p>
          </table:table-cell>
          <table:table-cell office:value-type="float" office:value="26630000">
            <text:p>266300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20221019 0226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7">
            <text:p>20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20395710660766">
            <text:p>0.1203957107</text:p>
          </table:table-cell>
          <table:table-cell office:value-type="float" office:value="0.332824932572799">
            <text:p>0.3328249326</text:p>
          </table:table-cell>
          <table:table-cell office:value-type="float" office:value="2449">
            <text:p>2449</text:p>
          </table:table-cell>
          <table:table-cell office:value-type="float" office:value="957">
            <text:p>957</text:p>
          </table:table-cell>
          <table:table-cell office:value-type="float" office:value="8247">
            <text:p>8247</text:p>
          </table:table-cell>
          <table:table-cell office:value-type="float" office:value="26630000">
            <text:p>2663000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20221019 0014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14">
            <text:p>111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30648364850026">
            <text:p>0.0130648365</text:p>
          </table:table-cell>
          <table:table-cell office:value-type="float" office:value="0.997715362540218">
            <text:p>0.9977153625</text:p>
          </table:table-cell>
          <table:table-cell office:value-type="float" office:value="1983">
            <text:p>1983</text:p>
          </table:table-cell>
          <table:table-cell office:value-type="float" office:value="16">
            <text:p>16</text:p>
          </table:table-cell>
          <table:table-cell office:value-type="float" office:value="8099">
            <text:p>8099</text:p>
          </table:table-cell>
          <table:table-cell office:value-type="float" office:value="26610000">
            <text:p>2661000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221019 00172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8">
            <text:p>12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09609849583381">
            <text:p>0.090960985</text:p>
          </table:table-cell>
          <table:table-cell office:value-type="float" office:value="0.99725148430298">
            <text:p>0.9972514843</text:p>
          </table:table-cell>
          <table:table-cell office:value-type="float" office:value="377">
            <text:p>377</text:p>
          </table:table-cell>
          <table:table-cell office:value-type="float" office:value="19">
            <text:p>19</text:p>
          </table:table-cell>
          <table:table-cell office:value-type="float" office:value="7297">
            <text:p>7297</text:p>
          </table:table-cell>
          <table:table-cell office:value-type="float" office:value="26610000">
            <text:p>2661000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221019 00283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73">
            <text:p>27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74358406821299">
            <text:p>0.0474358407</text:p>
          </table:table-cell>
          <table:table-cell office:value-type="float" office:value="0.987820509853663">
            <text:p>0.9878205099</text:p>
          </table:table-cell>
          <table:table-cell office:value-type="float" office:value="2199">
            <text:p>2199</text:p>
          </table:table-cell>
          <table:table-cell office:value-type="float" office:value="20">
            <text:p>20</text:p>
          </table:table-cell>
          <table:table-cell office:value-type="float" office:value="9179">
            <text:p>9179</text:p>
          </table:table-cell>
          <table:table-cell office:value-type="float" office:value="26610000">
            <text:p>266100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20221019 01163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1">
            <text:p>21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95509271732602">
            <text:p>0.0295509272</text:p>
          </table:table-cell>
          <table:table-cell office:value-type="float" office:value="0.22747401451532">
            <text:p>0.2274740145</text:p>
          </table:table-cell>
          <table:table-cell office:value-type="float" office:value="474">
            <text:p>474</text:p>
          </table:table-cell>
          <table:table-cell office:value-type="float" office:value="1012">
            <text:p>1012</text:p>
          </table:table-cell>
          <table:table-cell office:value-type="float" office:value="8143">
            <text:p>8143</text:p>
          </table:table-cell>
          <table:table-cell office:value-type="float" office:value="26600000">
            <text:p>2660000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20221019 0119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8">
            <text:p>15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52039048981319">
            <text:p>0.0552039049</text:p>
          </table:table-cell>
          <table:table-cell office:value-type="float" office:value="0.25346448186677">
            <text:p>0.2534644819</text:p>
          </table:table-cell>
          <table:table-cell office:value-type="float" office:value="3211">
            <text:p>3211</text:p>
          </table:table-cell>
          <table:table-cell office:value-type="float" office:value="1021">
            <text:p>1021</text:p>
          </table:table-cell>
          <table:table-cell office:value-type="float" office:value="7151">
            <text:p>7151</text:p>
          </table:table-cell>
          <table:table-cell office:value-type="float" office:value="26580000">
            <text:p>2658000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20221019 0259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72">
            <text:p>77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40004589475287">
            <text:p>0.0054000459</text:p>
          </table:table-cell>
          <table:table-cell office:value-type="float" office:value="0.306257951333607">
            <text:p>0.3062579513</text:p>
          </table:table-cell>
          <table:table-cell office:value-type="float" office:value="1371">
            <text:p>1371</text:p>
          </table:table-cell>
          <table:table-cell office:value-type="float" office:value="981">
            <text:p>981</text:p>
          </table:table-cell>
          <table:table-cell office:value-type="float" office:value="9591">
            <text:p>9591</text:p>
          </table:table-cell>
          <table:table-cell office:value-type="float" office:value="26580000">
            <text:p>26580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20221019 01242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89164972562593">
            <text:p>0.0789164973</text:p>
          </table:table-cell>
          <table:table-cell office:value-type="float" office:value="0.209693958988109">
            <text:p>0.209693959</text:p>
          </table:table-cell>
          <table:table-cell office:value-type="float" office:value="3687">
            <text:p>3687</text:p>
          </table:table-cell>
          <table:table-cell office:value-type="float" office:value="311">
            <text:p>311</text:p>
          </table:table-cell>
          <table:table-cell office:value-type="float" office:value="7813">
            <text:p>7813</text:p>
          </table:table-cell>
          <table:table-cell office:value-type="float" office:value="26540000">
            <text:p>2654000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20221019 00162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09962419152025">
            <text:p>0.1099624192</text:p>
          </table:table-cell>
          <table:table-cell office:value-type="float" office:value="0.914855003094831">
            <text:p>0.9148550031</text:p>
          </table:table-cell>
          <table:table-cell office:value-type="float" office:value="2387">
            <text:p>2387</text:p>
          </table:table-cell>
          <table:table-cell office:value-type="float" office:value="17">
            <text:p>17</text:p>
          </table:table-cell>
          <table:table-cell office:value-type="float" office:value="7939">
            <text:p>7939</text:p>
          </table:table-cell>
          <table:table-cell office:value-type="float" office:value="26530000">
            <text:p>2653000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0221019 00164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66896510394438">
            <text:p>0.086689651</text:p>
          </table:table-cell>
          <table:table-cell office:value-type="float" office:value="0.944726927077082">
            <text:p>0.9447269271</text:p>
          </table:table-cell>
          <table:table-cell office:value-type="float" office:value="791">
            <text:p>791</text:p>
          </table:table-cell>
          <table:table-cell office:value-type="float" office:value="55">
            <text:p>55</text:p>
          </table:table-cell>
          <table:table-cell office:value-type="float" office:value="8222">
            <text:p>8222</text:p>
          </table:table-cell>
          <table:table-cell office:value-type="float" office:value="26520000">
            <text:p>265200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221019 01272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51">
            <text:p>115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24768650488827">
            <text:p>0.012476865</text:p>
          </table:table-cell>
          <table:table-cell office:value-type="float" office:value="0.720877495948899">
            <text:p>0.7208774959</text:p>
          </table:table-cell>
          <table:table-cell office:value-type="float" office:value="392">
            <text:p>392</text:p>
          </table:table-cell>
          <table:table-cell office:value-type="float" office:value="16">
            <text:p>16</text:p>
          </table:table-cell>
          <table:table-cell office:value-type="float" office:value="5582">
            <text:p>5582</text:p>
          </table:table-cell>
          <table:table-cell office:value-type="float" office:value="26520000">
            <text:p>2652000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20221019 0024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2">
            <text:p>13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49101449875089">
            <text:p>0.034910145</text:p>
          </table:table-cell>
          <table:table-cell office:value-type="float" office:value="0.999849891023152">
            <text:p>0.999849891</text:p>
          </table:table-cell>
          <table:table-cell office:value-type="float" office:value="1702">
            <text:p>1702</text:p>
          </table:table-cell>
          <table:table-cell office:value-type="float" office:value="527">
            <text:p>527</text:p>
          </table:table-cell>
          <table:table-cell office:value-type="float" office:value="7957">
            <text:p>7957</text:p>
          </table:table-cell>
          <table:table-cell office:value-type="float" office:value="26490000">
            <text:p>2649000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0221019 00153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4662814803531">
            <text:p>0.1346628148</text:p>
          </table:table-cell>
          <table:table-cell office:value-type="float" office:value="0.999753131387048">
            <text:p>0.9997531314</text:p>
          </table:table-cell>
          <table:table-cell office:value-type="float" office:value="1953">
            <text:p>1953</text:p>
          </table:table-cell>
          <table:table-cell office:value-type="float" office:value="16">
            <text:p>16</text:p>
          </table:table-cell>
          <table:table-cell office:value-type="float" office:value="8581">
            <text:p>8581</text:p>
          </table:table-cell>
          <table:table-cell office:value-type="float" office:value="26440000">
            <text:p>264400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221019 0044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7">
            <text:p>26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475303045925568">
            <text:p>0.0475303046</text:p>
          </table:table-cell>
          <table:table-cell office:value-type="float" office:value="0.457343118137866">
            <text:p>0.4573431181</text:p>
          </table:table-cell>
          <table:table-cell office:value-type="float" office:value="1502">
            <text:p>1502</text:p>
          </table:table-cell>
          <table:table-cell office:value-type="float" office:value="58">
            <text:p>58</text:p>
          </table:table-cell>
          <table:table-cell office:value-type="float" office:value="8124">
            <text:p>8124</text:p>
          </table:table-cell>
          <table:table-cell office:value-type="float" office:value="26400000">
            <text:p>2640000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20221019 0059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56029778099747">
            <text:p>0.0256029778</text:p>
          </table:table-cell>
          <table:table-cell office:value-type="float" office:value="0.591455299483926">
            <text:p>0.5914552995</text:p>
          </table:table-cell>
          <table:table-cell office:value-type="float" office:value="111">
            <text:p>111</text:p>
          </table:table-cell>
          <table:table-cell office:value-type="float" office:value="194">
            <text:p>194</text:p>
          </table:table-cell>
          <table:table-cell office:value-type="float" office:value="6772">
            <text:p>6772</text:p>
          </table:table-cell>
          <table:table-cell office:value-type="float" office:value="26380000">
            <text:p>2638000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221019 01252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61478442297751">
            <text:p>0.0661478442</text:p>
          </table:table-cell>
          <table:table-cell office:value-type="float" office:value="0.616547713660491">
            <text:p>0.6165477137</text:p>
          </table:table-cell>
          <table:table-cell office:value-type="float" office:value="3113">
            <text:p>3113</text:p>
          </table:table-cell>
          <table:table-cell office:value-type="float" office:value="928">
            <text:p>928</text:p>
          </table:table-cell>
          <table:table-cell office:value-type="float" office:value="8225">
            <text:p>8225</text:p>
          </table:table-cell>
          <table:table-cell office:value-type="float" office:value="26350000">
            <text:p>2635000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20221019 00240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3923231716633">
            <text:p>0.0639232317</text:p>
          </table:table-cell>
          <table:table-cell office:value-type="float" office:value="0.982449941334119">
            <text:p>0.9824499413</text:p>
          </table:table-cell>
          <table:table-cell office:value-type="float" office:value="303">
            <text:p>303</text:p>
          </table:table-cell>
          <table:table-cell office:value-type="float" office:value="16">
            <text:p>16</text:p>
          </table:table-cell>
          <table:table-cell office:value-type="float" office:value="8593">
            <text:p>8593</text:p>
          </table:table-cell>
          <table:table-cell office:value-type="float" office:value="26340000">
            <text:p>2634000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0221019 0031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0805747035738">
            <text:p>0.1080574704</text:p>
          </table:table-cell>
          <table:table-cell office:value-type="float" office:value="0.999506253812952">
            <text:p>0.9995062538</text:p>
          </table:table-cell>
          <table:table-cell office:value-type="float" office:value="2086">
            <text:p>2086</text:p>
          </table:table-cell>
          <table:table-cell office:value-type="float" office:value="760">
            <text:p>760</text:p>
          </table:table-cell>
          <table:table-cell office:value-type="float" office:value="8378">
            <text:p>8378</text:p>
          </table:table-cell>
          <table:table-cell office:value-type="float" office:value="26290000">
            <text:p>262900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20221019 01192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33139715154424">
            <text:p>0.0333139715</text:p>
          </table:table-cell>
          <table:table-cell office:value-type="float" office:value="0.274166008292463">
            <text:p>0.2741660083</text:p>
          </table:table-cell>
          <table:table-cell office:value-type="float" office:value="1433">
            <text:p>1433</text:p>
          </table:table-cell>
          <table:table-cell office:value-type="float" office:value="1006">
            <text:p>1006</text:p>
          </table:table-cell>
          <table:table-cell office:value-type="float" office:value="6098">
            <text:p>6098</text:p>
          </table:table-cell>
          <table:table-cell office:value-type="float" office:value="26290000">
            <text:p>2629000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20221019 01591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5946218907731">
            <text:p>0.1359462189</text:p>
          </table:table-cell>
          <table:table-cell office:value-type="float" office:value="0.201571974743983">
            <text:p>0.2015719747</text:p>
          </table:table-cell>
          <table:table-cell office:value-type="float" office:value="3625">
            <text:p>3625</text:p>
          </table:table-cell>
          <table:table-cell office:value-type="float" office:value="1002">
            <text:p>1002</text:p>
          </table:table-cell>
          <table:table-cell office:value-type="float" office:value="7459">
            <text:p>7459</text:p>
          </table:table-cell>
          <table:table-cell office:value-type="float" office:value="26290000">
            <text:p>2629000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20221019 00174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63066652018855">
            <text:p>0.0863066652</text:p>
          </table:table-cell>
          <table:table-cell office:value-type="float" office:value="0.930743465041024">
            <text:p>0.930743465</text:p>
          </table:table-cell>
          <table:table-cell office:value-type="float" office:value="3304">
            <text:p>3304</text:p>
          </table:table-cell>
          <table:table-cell office:value-type="float" office:value="31">
            <text:p>31</text:p>
          </table:table-cell>
          <table:table-cell office:value-type="float" office:value="8300">
            <text:p>8300</text:p>
          </table:table-cell>
          <table:table-cell office:value-type="float" office:value="26280000">
            <text:p>2628000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0221019 0245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23660255008188">
            <text:p>0.0823660255</text:p>
          </table:table-cell>
          <table:table-cell office:value-type="float" office:value="0.219811397142697">
            <text:p>0.2198113971</text:p>
          </table:table-cell>
          <table:table-cell office:value-type="float" office:value="860">
            <text:p>860</text:p>
          </table:table-cell>
          <table:table-cell office:value-type="float" office:value="300">
            <text:p>300</text:p>
          </table:table-cell>
          <table:table-cell office:value-type="float" office:value="8143">
            <text:p>8143</text:p>
          </table:table-cell>
          <table:table-cell office:value-type="float" office:value="26280000">
            <text:p>2628000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20221019 02554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4">
            <text:p>14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83261370656592">
            <text:p>0.0583261371</text:p>
          </table:table-cell>
          <table:table-cell office:value-type="float" office:value="0.585145960191658">
            <text:p>0.5851459602</text:p>
          </table:table-cell>
          <table:table-cell office:value-type="float" office:value="4229">
            <text:p>4229</text:p>
          </table:table-cell>
          <table:table-cell office:value-type="float" office:value="19">
            <text:p>19</text:p>
          </table:table-cell>
          <table:table-cell office:value-type="float" office:value="8340">
            <text:p>8340</text:p>
          </table:table-cell>
          <table:table-cell office:value-type="float" office:value="26280000">
            <text:p>2628000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20221019 01245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9">
            <text:p>11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751882170053689">
            <text:p>0.075188217</text:p>
          </table:table-cell>
          <table:table-cell office:value-type="float" office:value="0.201531674119794">
            <text:p>0.2015316741</text:p>
          </table:table-cell>
          <table:table-cell office:value-type="float" office:value="2987">
            <text:p>2987</text:p>
          </table:table-cell>
          <table:table-cell office:value-type="float" office:value="17">
            <text:p>17</text:p>
          </table:table-cell>
          <table:table-cell office:value-type="float" office:value="8107">
            <text:p>8107</text:p>
          </table:table-cell>
          <table:table-cell office:value-type="float" office:value="26270000">
            <text:p>2627000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20221019 00475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44">
            <text:p>24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82560014505808">
            <text:p>0.0582560015</text:p>
          </table:table-cell>
          <table:table-cell office:value-type="float" office:value="0.867649510275161">
            <text:p>0.8676495103</text:p>
          </table:table-cell>
          <table:table-cell office:value-type="float" office:value="1421">
            <text:p>1421</text:p>
          </table:table-cell>
          <table:table-cell office:value-type="float" office:value="737">
            <text:p>737</text:p>
          </table:table-cell>
          <table:table-cell office:value-type="float" office:value="9271">
            <text:p>9271</text:p>
          </table:table-cell>
          <table:table-cell office:value-type="float" office:value="26260000">
            <text:p>262600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20221019 01580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4">
            <text:p>18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46215763265064">
            <text:p>0.0246215763</text:p>
          </table:table-cell>
          <table:table-cell office:value-type="float" office:value="0.749660612985706">
            <text:p>0.749660613</text:p>
          </table:table-cell>
          <table:table-cell office:value-type="float" office:value="859">
            <text:p>859</text:p>
          </table:table-cell>
          <table:table-cell office:value-type="float" office:value="1024">
            <text:p>1024</text:p>
          </table:table-cell>
          <table:table-cell office:value-type="float" office:value="6350">
            <text:p>6350</text:p>
          </table:table-cell>
          <table:table-cell office:value-type="float" office:value="26260000">
            <text:p>2626000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20221019 01183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78147162717">
            <text:p>0.1178147163</text:p>
          </table:table-cell>
          <table:table-cell office:value-type="float" office:value="0.20098486620442">
            <text:p>0.2009848662</text:p>
          </table:table-cell>
          <table:table-cell office:value-type="float" office:value="3105">
            <text:p>3105</text:p>
          </table:table-cell>
          <table:table-cell office:value-type="float" office:value="920">
            <text:p>920</text:p>
          </table:table-cell>
          <table:table-cell office:value-type="float" office:value="9237">
            <text:p>9237</text:p>
          </table:table-cell>
          <table:table-cell office:value-type="float" office:value="26250000">
            <text:p>2625000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20221019 01595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40123200235179">
            <text:p>0.1401232002</text:p>
          </table:table-cell>
          <table:table-cell office:value-type="float" office:value="0.438591892462368">
            <text:p>0.4385918925</text:p>
          </table:table-cell>
          <table:table-cell office:value-type="float" office:value="3751">
            <text:p>3751</text:p>
          </table:table-cell>
          <table:table-cell office:value-type="float" office:value="37">
            <text:p>37</text:p>
          </table:table-cell>
          <table:table-cell office:value-type="float" office:value="8935">
            <text:p>8935</text:p>
          </table:table-cell>
          <table:table-cell office:value-type="float" office:value="26210000">
            <text:p>2621000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20221019 0129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02">
            <text:p>80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37265230147763">
            <text:p>0.013726523</text:p>
          </table:table-cell>
          <table:table-cell office:value-type="float" office:value="0.200902403710203">
            <text:p>0.2009024037</text:p>
          </table:table-cell>
          <table:table-cell office:value-type="float" office:value="3873">
            <text:p>3873</text:p>
          </table:table-cell>
          <table:table-cell office:value-type="float" office:value="1010">
            <text:p>1010</text:p>
          </table:table-cell>
          <table:table-cell office:value-type="float" office:value="8045">
            <text:p>8045</text:p>
          </table:table-cell>
          <table:table-cell office:value-type="float" office:value="26150000">
            <text:p>2615000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20221019 00151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4730651407882">
            <text:p>0.2747306514</text:p>
          </table:table-cell>
          <table:table-cell office:value-type="float" office:value="0.997508773852716">
            <text:p>0.9975087739</text:p>
          </table:table-cell>
          <table:table-cell office:value-type="float" office:value="1856">
            <text:p>1856</text:p>
          </table:table-cell>
          <table:table-cell office:value-type="float" office:value="16">
            <text:p>16</text:p>
          </table:table-cell>
          <table:table-cell office:value-type="float" office:value="8193">
            <text:p>8193</text:p>
          </table:table-cell>
          <table:table-cell office:value-type="float" office:value="26100000">
            <text:p>2610000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221018 23565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22">
            <text:p>4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02535722597968">
            <text:p>0.0302535723</text:p>
          </table:table-cell>
          <table:table-cell office:value-type="float" office:value="0.252814573133364">
            <text:p>0.2528145731</text:p>
          </table:table-cell>
          <table:table-cell office:value-type="float" office:value="2519">
            <text:p>2519</text:p>
          </table:table-cell>
          <table:table-cell office:value-type="float" office:value="1010">
            <text:p>1010</text:p>
          </table:table-cell>
          <table:table-cell office:value-type="float" office:value="9978">
            <text:p>9978</text:p>
          </table:table-cell>
          <table:table-cell office:value-type="float" office:value="26050000">
            <text:p>26050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21019 00300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19390064550852">
            <text:p>0.0919390065</text:p>
          </table:table-cell>
          <table:table-cell office:value-type="float" office:value="0.999255425694414">
            <text:p>0.9992554257</text:p>
          </table:table-cell>
          <table:table-cell office:value-type="float" office:value="2067">
            <text:p>2067</text:p>
          </table:table-cell>
          <table:table-cell office:value-type="float" office:value="265">
            <text:p>265</text:p>
          </table:table-cell>
          <table:table-cell office:value-type="float" office:value="7704">
            <text:p>7704</text:p>
          </table:table-cell>
          <table:table-cell office:value-type="float" office:value="26040000">
            <text:p>2604000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20221019 01120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88">
            <text:p>48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06347262769834">
            <text:p>0.0106347263</text:p>
          </table:table-cell>
          <table:table-cell office:value-type="float" office:value="0.612782055132222">
            <text:p>0.6127820551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8104">
            <text:p>8104</text:p>
          </table:table-cell>
          <table:table-cell office:value-type="float" office:value="26040000">
            <text:p>260400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0221019 02022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39">
            <text:p>83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64495910960755">
            <text:p>0.0164495911</text:p>
          </table:table-cell>
          <table:table-cell office:value-type="float" office:value="0.502477097499303">
            <text:p>0.5024770975</text:p>
          </table:table-cell>
          <table:table-cell office:value-type="float" office:value="3556">
            <text:p>3556</text:p>
          </table:table-cell>
          <table:table-cell office:value-type="float" office:value="16">
            <text:p>16</text:p>
          </table:table-cell>
          <table:table-cell office:value-type="float" office:value="6672">
            <text:p>6672</text:p>
          </table:table-cell>
          <table:table-cell office:value-type="float" office:value="26020000">
            <text:p>2602000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20221019 001840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9">
            <text:p>16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1010617934866">
            <text:p>0.1310106179</text:p>
          </table:table-cell>
          <table:table-cell office:value-type="float" office:value="0.513108322355726">
            <text:p>0.5131083224</text:p>
          </table:table-cell>
          <table:table-cell office:value-type="float" office:value="755">
            <text:p>755</text:p>
          </table:table-cell>
          <table:table-cell office:value-type="float" office:value="150">
            <text:p>150</text:p>
          </table:table-cell>
          <table:table-cell office:value-type="float" office:value="7541">
            <text:p>7541</text:p>
          </table:table-cell>
          <table:table-cell office:value-type="float" office:value="25960000">
            <text:p>2596000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0221019 02271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24040927820733">
            <text:p>0.1240409278</text:p>
          </table:table-cell>
          <table:table-cell office:value-type="float" office:value="0.390520589627892">
            <text:p>0.3905205896</text:p>
          </table:table-cell>
          <table:table-cell office:value-type="float" office:value="3289">
            <text:p>3289</text:p>
          </table:table-cell>
          <table:table-cell office:value-type="float" office:value="367">
            <text:p>367</text:p>
          </table:table-cell>
          <table:table-cell office:value-type="float" office:value="7790">
            <text:p>7790</text:p>
          </table:table-cell>
          <table:table-cell office:value-type="float" office:value="25940000">
            <text:p>2594000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20221019 00073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46">
            <text:p>134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21934988578579">
            <text:p>0.0052193499</text:p>
          </table:table-cell>
          <table:table-cell office:value-type="float" office:value="0.309984756841255">
            <text:p>0.3099847568</text:p>
          </table:table-cell>
          <table:table-cell office:value-type="float" office:value="3259">
            <text:p>3259</text:p>
          </table:table-cell>
          <table:table-cell office:value-type="float" office:value="449">
            <text:p>449</text:p>
          </table:table-cell>
          <table:table-cell office:value-type="float" office:value="9089">
            <text:p>9089</text:p>
          </table:table-cell>
          <table:table-cell office:value-type="float" office:value="25910000">
            <text:p>259100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221019 00293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62">
            <text:p>26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87048652759488">
            <text:p>0.0287048653</text:p>
          </table:table-cell>
          <table:table-cell office:value-type="float" office:value="0.770181231222639">
            <text:p>0.7701812312</text:p>
          </table:table-cell>
          <table:table-cell office:value-type="float" office:value="2317">
            <text:p>2317</text:p>
          </table:table-cell>
          <table:table-cell office:value-type="float" office:value="146">
            <text:p>146</text:p>
          </table:table-cell>
          <table:table-cell office:value-type="float" office:value="8768">
            <text:p>8768</text:p>
          </table:table-cell>
          <table:table-cell office:value-type="float" office:value="25910000">
            <text:p>2591000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20221019 01593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59118757268653">
            <text:p>0.2591187573</text:p>
          </table:table-cell>
          <table:table-cell office:value-type="float" office:value="0.287069857755495">
            <text:p>0.2870698578</text:p>
          </table:table-cell>
          <table:table-cell office:value-type="float" office:value="2833">
            <text:p>2833</text:p>
          </table:table-cell>
          <table:table-cell office:value-type="float" office:value="16">
            <text:p>16</text:p>
          </table:table-cell>
          <table:table-cell office:value-type="float" office:value="8227">
            <text:p>8227</text:p>
          </table:table-cell>
          <table:table-cell office:value-type="float" office:value="25870000">
            <text:p>258700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20221019 00111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82">
            <text:p>78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0517873617064485">
            <text:p>0.0051787362</text:p>
          </table:table-cell>
          <table:table-cell office:value-type="float" office:value="0.787300726230745">
            <text:p>0.7873007262</text:p>
          </table:table-cell>
          <table:table-cell office:value-type="float" office:value="2719">
            <text:p>2719</text:p>
          </table:table-cell>
          <table:table-cell office:value-type="float" office:value="1023">
            <text:p>1023</text:p>
          </table:table-cell>
          <table:table-cell office:value-type="float" office:value="9273">
            <text:p>9273</text:p>
          </table:table-cell>
          <table:table-cell office:value-type="float" office:value="25860000">
            <text:p>2586000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221019 00015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8">
            <text:p>23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65196822989383">
            <text:p>0.0565196823</text:p>
          </table:table-cell>
          <table:table-cell office:value-type="float" office:value="0.54924321631901">
            <text:p>0.5492432163</text:p>
          </table:table-cell>
          <table:table-cell office:value-type="float" office:value="2368">
            <text:p>2368</text:p>
          </table:table-cell>
          <table:table-cell office:value-type="float" office:value="33">
            <text:p>33</text:p>
          </table:table-cell>
          <table:table-cell office:value-type="float" office:value="6765">
            <text:p>6765</text:p>
          </table:table-cell>
          <table:table-cell office:value-type="float" office:value="25830000">
            <text:p>25830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21019 00252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8057666561198">
            <text:p>0.1180576666</text:p>
          </table:table-cell>
          <table:table-cell office:value-type="float" office:value="0.999483631929796">
            <text:p>0.9994836319</text:p>
          </table:table-cell>
          <table:table-cell office:value-type="float" office:value="532">
            <text:p>532</text:p>
          </table:table-cell>
          <table:table-cell office:value-type="float" office:value="59">
            <text:p>59</text:p>
          </table:table-cell>
          <table:table-cell office:value-type="float" office:value="7152">
            <text:p>7152</text:p>
          </table:table-cell>
          <table:table-cell office:value-type="float" office:value="25780000">
            <text:p>2578000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21018 2350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99840129252465">
            <text:p>0.0998401293</text:p>
          </table:table-cell>
          <table:table-cell office:value-type="float" office:value="0.723285818127915">
            <text:p>0.7232858181</text:p>
          </table:table-cell>
          <table:table-cell office:value-type="float" office:value="3139">
            <text:p>3139</text:p>
          </table:table-cell>
          <table:table-cell office:value-type="float" office:value="255">
            <text:p>255</text:p>
          </table:table-cell>
          <table:table-cell office:value-type="float" office:value="10206">
            <text:p>10206</text:p>
          </table:table-cell>
          <table:table-cell office:value-type="float" office:value="25750000">
            <text:p>25750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21019 00223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95">
            <text:p>59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47044167370595">
            <text:p>0.0147044167</text:p>
          </table:table-cell>
          <table:table-cell office:value-type="float" office:value="0.200490837776241">
            <text:p>0.2004908378</text:p>
          </table:table-cell>
          <table:table-cell office:value-type="float" office:value="3984">
            <text:p>3984</text:p>
          </table:table-cell>
          <table:table-cell office:value-type="float" office:value="16">
            <text:p>16</text:p>
          </table:table-cell>
          <table:table-cell office:value-type="float" office:value="10153">
            <text:p>10153</text:p>
          </table:table-cell>
          <table:table-cell office:value-type="float" office:value="25700000">
            <text:p>2570000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0221019 0002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98138930836285">
            <text:p>0.1981389308</text:p>
          </table:table-cell>
          <table:table-cell office:value-type="float" office:value="0.836335877776146">
            <text:p>0.8363358778</text:p>
          </table:table-cell>
          <table:table-cell office:value-type="float" office:value="3439">
            <text:p>3439</text:p>
          </table:table-cell>
          <table:table-cell office:value-type="float" office:value="747">
            <text:p>747</text:p>
          </table:table-cell>
          <table:table-cell office:value-type="float" office:value="8419">
            <text:p>8419</text:p>
          </table:table-cell>
          <table:table-cell office:value-type="float" office:value="25650000">
            <text:p>2565000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221019 01585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06">
            <text:p>30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38892671165505">
            <text:p>0.0538892671</text:p>
          </table:table-cell>
          <table:table-cell office:value-type="float" office:value="0.20016272090006">
            <text:p>0.2001627209</text:p>
          </table:table-cell>
          <table:table-cell office:value-type="float" office:value="2723">
            <text:p>2723</text:p>
          </table:table-cell>
          <table:table-cell office:value-type="float" office:value="982">
            <text:p>982</text:p>
          </table:table-cell>
          <table:table-cell office:value-type="float" office:value="6065">
            <text:p>6065</text:p>
          </table:table-cell>
          <table:table-cell office:value-type="float" office:value="25630000">
            <text:p>2563000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20221019 0025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6805849997802">
            <text:p>0.11680585</text:p>
          </table:table-cell>
          <table:table-cell office:value-type="float" office:value="0.706564485141105">
            <text:p>0.7065644851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8598">
            <text:p>8598</text:p>
          </table:table-cell>
          <table:table-cell office:value-type="float" office:value="25530000">
            <text:p>255300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221019 01202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578633494313524">
            <text:p>0.0578633494</text:p>
          </table:table-cell>
          <table:table-cell office:value-type="float" office:value="0.990547467139973">
            <text:p>0.9905474671</text:p>
          </table:table-cell>
          <table:table-cell office:value-type="float" office:value="3964">
            <text:p>3964</text:p>
          </table:table-cell>
          <table:table-cell office:value-type="float" office:value="1015">
            <text:p>1015</text:p>
          </table:table-cell>
          <table:table-cell office:value-type="float" office:value="9361">
            <text:p>9361</text:p>
          </table:table-cell>
          <table:table-cell office:value-type="float" office:value="25520000">
            <text:p>2552000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20221018 2355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42085627961729">
            <text:p>0.242085628</text:p>
          </table:table-cell>
          <table:table-cell office:value-type="float" office:value="0.625515401521698">
            <text:p>0.6255154015</text:p>
          </table:table-cell>
          <table:table-cell office:value-type="float" office:value="4304">
            <text:p>4304</text:p>
          </table:table-cell>
          <table:table-cell office:value-type="float" office:value="94">
            <text:p>94</text:p>
          </table:table-cell>
          <table:table-cell office:value-type="float" office:value="9331">
            <text:p>9331</text:p>
          </table:table-cell>
          <table:table-cell office:value-type="float" office:value="25500000">
            <text:p>255000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21018 23521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6">
            <text:p>18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698922060873592">
            <text:p>0.0698922061</text:p>
          </table:table-cell>
          <table:table-cell office:value-type="float" office:value="0.890453731175512">
            <text:p>0.8904537312</text:p>
          </table:table-cell>
          <table:table-cell office:value-type="float" office:value="5764">
            <text:p>5764</text:p>
          </table:table-cell>
          <table:table-cell office:value-type="float" office:value="500">
            <text:p>500</text:p>
          </table:table-cell>
          <table:table-cell office:value-type="float" office:value="7309">
            <text:p>7309</text:p>
          </table:table-cell>
          <table:table-cell office:value-type="float" office:value="25470000">
            <text:p>25470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21018 23532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79595653725031">
            <text:p>0.1795956537</text:p>
          </table:table-cell>
          <table:table-cell office:value-type="float" office:value="0.945435672607273">
            <text:p>0.9454356726</text:p>
          </table:table-cell>
          <table:table-cell office:value-type="float" office:value="1265">
            <text:p>1265</text:p>
          </table:table-cell>
          <table:table-cell office:value-type="float" office:value="136">
            <text:p>136</text:p>
          </table:table-cell>
          <table:table-cell office:value-type="float" office:value="5830">
            <text:p>5830</text:p>
          </table:table-cell>
          <table:table-cell office:value-type="float" office:value="25460000">
            <text:p>25460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221019 00200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95">
            <text:p>39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223556772597365">
            <text:p>0.0223556773</text:p>
          </table:table-cell>
          <table:table-cell office:value-type="float" office:value="0.415276284312843">
            <text:p>0.4152762843</text:p>
          </table:table-cell>
          <table:table-cell office:value-type="float" office:value="6360">
            <text:p>6360</text:p>
          </table:table-cell>
          <table:table-cell office:value-type="float" office:value="798">
            <text:p>798</text:p>
          </table:table-cell>
          <table:table-cell office:value-type="float" office:value="9683">
            <text:p>9683</text:p>
          </table:table-cell>
          <table:table-cell office:value-type="float" office:value="25440000">
            <text:p>2544000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221018 235353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7">
            <text:p>15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19776174139464">
            <text:p>0.2197761741</text:p>
          </table:table-cell>
          <table:table-cell office:value-type="float" office:value="0.379697397015989">
            <text:p>0.379697397</text:p>
          </table:table-cell>
          <table:table-cell office:value-type="float" office:value="6518">
            <text:p>6518</text:p>
          </table:table-cell>
          <table:table-cell office:value-type="float" office:value="653">
            <text:p>653</text:p>
          </table:table-cell>
          <table:table-cell office:value-type="float" office:value="7923">
            <text:p>7923</text:p>
          </table:table-cell>
          <table:table-cell office:value-type="float" office:value="25360000">
            <text:p>2536000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221019 00251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4514990463836">
            <text:p>0.2745149905</text:p>
          </table:table-cell>
          <table:table-cell office:value-type="float" office:value="0.978553135979105">
            <text:p>0.978553136</text:p>
          </table:table-cell>
          <table:table-cell office:value-type="float" office:value="6705">
            <text:p>6705</text:p>
          </table:table-cell>
          <table:table-cell office:value-type="float" office:value="16">
            <text:p>16</text:p>
          </table:table-cell>
          <table:table-cell office:value-type="float" office:value="8479">
            <text:p>8479</text:p>
          </table:table-cell>
          <table:table-cell office:value-type="float" office:value="25290000">
            <text:p>2529000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221019 000039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389">
            <text:p>138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116583858904778">
            <text:p>0.0116583859</text:p>
          </table:table-cell>
          <table:table-cell office:value-type="float" office:value="0.99518835500814">
            <text:p>0.995188355</text:p>
          </table:table-cell>
          <table:table-cell office:value-type="float" office:value="7038">
            <text:p>7038</text:p>
          </table:table-cell>
          <table:table-cell office:value-type="float" office:value="928">
            <text:p>928</text:p>
          </table:table-cell>
          <table:table-cell office:value-type="float" office:value="6134">
            <text:p>6134</text:p>
          </table:table-cell>
          <table:table-cell office:value-type="float" office:value="25260000">
            <text:p>252600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21018 23514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23532827648276">
            <text:p>0.1235328276</text:p>
          </table:table-cell>
          <table:table-cell office:value-type="float" office:value="0.669307016413659">
            <text:p>0.6693070164</text:p>
          </table:table-cell>
          <table:table-cell office:value-type="float" office:value="137">
            <text:p>137</text:p>
          </table:table-cell>
          <table:table-cell office:value-type="float" office:value="531">
            <text:p>531</text:p>
          </table:table-cell>
          <table:table-cell office:value-type="float" office:value="8982">
            <text:p>8982</text:p>
          </table:table-cell>
          <table:table-cell office:value-type="float" office:value="25240000">
            <text:p>25240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21019 00143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83646823392777">
            <text:p>0.1836468234</text:p>
          </table:table-cell>
          <table:table-cell office:value-type="float" office:value="0.997428222747864">
            <text:p>0.9974282227</text:p>
          </table:table-cell>
          <table:table-cell office:value-type="float" office:value="7994">
            <text:p>7994</text:p>
          </table:table-cell>
          <table:table-cell office:value-type="float" office:value="16">
            <text:p>16</text:p>
          </table:table-cell>
          <table:table-cell office:value-type="float" office:value="7860">
            <text:p>7860</text:p>
          </table:table-cell>
          <table:table-cell office:value-type="float" office:value="25160000">
            <text:p>2516000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221018 23500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2676499050745">
            <text:p>0.2267649905</text:p>
          </table:table-cell>
          <table:table-cell office:value-type="float" office:value="0.719052673857659">
            <text:p>0.7190526739</text:p>
          </table:table-cell>
          <table:table-cell office:value-type="float" office:value="4828">
            <text:p>4828</text:p>
          </table:table-cell>
          <table:table-cell office:value-type="float" office:value="376">
            <text:p>376</text:p>
          </table:table-cell>
          <table:table-cell office:value-type="float" office:value="10668">
            <text:p>10668</text:p>
          </table:table-cell>
          <table:table-cell office:value-type="float" office:value="24830000">
            <text:p>24830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21018 23572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9">
            <text:p>15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888028502411325">
            <text:p>0.0888028502</text:p>
          </table:table-cell>
          <table:table-cell office:value-type="float" office:value="0.842802674891427">
            <text:p>0.8428026749</text:p>
          </table:table-cell>
          <table:table-cell office:value-type="float" office:value="7504">
            <text:p>7504</text:p>
          </table:table-cell>
          <table:table-cell office:value-type="float" office:value="168">
            <text:p>168</text:p>
          </table:table-cell>
          <table:table-cell office:value-type="float" office:value="11979">
            <text:p>11979</text:p>
          </table:table-cell>
          <table:table-cell office:value-type="float" office:value="24610000">
            <text:p>246100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21019 00161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9911097506203">
            <text:p>0.2999110975</text:p>
          </table:table-cell>
          <table:table-cell office:value-type="float" office:value="0.999771793005694">
            <text:p>0.999771793</text:p>
          </table:table-cell>
          <table:table-cell office:value-type="float" office:value="3234">
            <text:p>3234</text:p>
          </table:table-cell>
          <table:table-cell office:value-type="float" office:value="1023">
            <text:p>1023</text:p>
          </table:table-cell>
          <table:table-cell office:value-type="float" office:value="6674">
            <text:p>6674</text:p>
          </table:table-cell>
          <table:table-cell office:value-type="float" office:value="24500000">
            <text:p>245000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0221018 235446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10">
            <text:p>21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0376765375988325">
            <text:p>0.0376765376</text:p>
          </table:table-cell>
          <table:table-cell office:value-type="float" office:value="0.461790258930996">
            <text:p>0.4617902589</text:p>
          </table:table-cell>
          <table:table-cell office:value-type="float" office:value="3884">
            <text:p>3884</text:p>
          </table:table-cell>
          <table:table-cell office:value-type="float" office:value="281">
            <text:p>281</text:p>
          </table:table-cell>
          <table:table-cell office:value-type="float" office:value="13178">
            <text:p>13178</text:p>
          </table:table-cell>
          <table:table-cell office:value-type="float" office:value="24370000">
            <text:p>2437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21019 000231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1">
            <text:p>121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3949900582165">
            <text:p>0.1394990058</text:p>
          </table:table-cell>
          <table:table-cell office:value-type="float" office:value="0.28863959540613">
            <text:p>0.2886395954</text:p>
          </table:table-cell>
          <table:table-cell office:value-type="float" office:value="7893">
            <text:p>7893</text:p>
          </table:table-cell>
          <table:table-cell office:value-type="float" office:value="430">
            <text:p>430</text:p>
          </table:table-cell>
          <table:table-cell office:value-type="float" office:value="12831">
            <text:p>12831</text:p>
          </table:table-cell>
          <table:table-cell office:value-type="float" office:value="24180000">
            <text:p>2418000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221018 23525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17964977533498">
            <text:p>0.1179649775</text:p>
          </table:table-cell>
          <table:table-cell office:value-type="float" office:value="0.427896328726783">
            <text:p>0.4278963287</text:p>
          </table:table-cell>
          <table:table-cell office:value-type="float" office:value="4772">
            <text:p>4772</text:p>
          </table:table-cell>
          <table:table-cell office:value-type="float" office:value="860">
            <text:p>860</text:p>
          </table:table-cell>
          <table:table-cell office:value-type="float" office:value="5193">
            <text:p>5193</text:p>
          </table:table-cell>
          <table:table-cell office:value-type="float" office:value="24020000">
            <text:p>24020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21018 235028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82384336770279">
            <text:p>0.1823843368</text:p>
          </table:table-cell>
          <table:table-cell office:value-type="float" office:value="0.5891532068979">
            <text:p>0.5891532069</text:p>
          </table:table-cell>
          <table:table-cell office:value-type="float" office:value="5389">
            <text:p>5389</text:p>
          </table:table-cell>
          <table:table-cell office:value-type="float" office:value="598">
            <text:p>598</text:p>
          </table:table-cell>
          <table:table-cell office:value-type="float" office:value="12259">
            <text:p>12259</text:p>
          </table:table-cell>
          <table:table-cell office:value-type="float" office:value="23890000">
            <text:p>23890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21018 235234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0234798372374">
            <text:p>0.2702347984</text:p>
          </table:table-cell>
          <table:table-cell office:value-type="float" office:value="0.334294350966811">
            <text:p>0.334294351</text:p>
          </table:table-cell>
          <table:table-cell office:value-type="float" office:value="1145">
            <text:p>1145</text:p>
          </table:table-cell>
          <table:table-cell office:value-type="float" office:value="796">
            <text:p>796</text:p>
          </table:table-cell>
          <table:table-cell office:value-type="float" office:value="11118">
            <text:p>11118</text:p>
          </table:table-cell>
          <table:table-cell office:value-type="float" office:value="23850000">
            <text:p>23850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21018 235502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76901581451995">
            <text:p>0.2769015815</text:p>
          </table:table-cell>
          <table:table-cell office:value-type="float" office:value="0.219542958540842">
            <text:p>0.2195429585</text:p>
          </table:table-cell>
          <table:table-cell office:value-type="float" office:value="6373">
            <text:p>6373</text:p>
          </table:table-cell>
          <table:table-cell office:value-type="float" office:value="910">
            <text:p>910</text:p>
          </table:table-cell>
          <table:table-cell office:value-type="float" office:value="13830">
            <text:p>13830</text:p>
          </table:table-cell>
          <table:table-cell office:value-type="float" office:value="22260000">
            <text:p>22260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21019 00231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29256744086021">
            <text:p>0.2292567441</text:p>
          </table:table-cell>
          <table:table-cell office:value-type="float" office:value="0.793697141898097">
            <text:p>0.7936971419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7487">
            <text:p>7487</text:p>
          </table:table-cell>
          <table:table-cell office:value-type="float" office:value="21990000">
            <text:p>2199000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221018 235307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293558102366514">
            <text:p>0.2935581024</text:p>
          </table:table-cell>
          <table:table-cell office:value-type="float" office:value="0.761193333761767">
            <text:p>0.7611933338</text:p>
          </table:table-cell>
          <table:table-cell office:value-type="float" office:value="1702">
            <text:p>1702</text:p>
          </table:table-cell>
          <table:table-cell office:value-type="float" office:value="693">
            <text:p>693</text:p>
          </table:table-cell>
          <table:table-cell office:value-type="float" office:value="14226">
            <text:p>14226</text:p>
          </table:table-cell>
          <table:table-cell office:value-type="float" office:value="21710000">
            <text:p>217100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21019 000105</text:p>
          </table:table-cell>
          <table:table-cell office:value-type="string">
            <text:p>binary</text:p>
          </table:table-cell>
          <table:table-cell office:value-type="string">
            <text:p>custom</text:p>
          </table:table-cell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2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671017">
            <text:p>671017</text:p>
          </table:table-cell>
          <table:table-cell office:value-type="float" office:value="0.15725580684474">
            <text:p>0.1572558068</text:p>
          </table:table-cell>
          <table:table-cell office:value-type="float" office:value="0.50254293506965">
            <text:p>0.5025429351</text:p>
          </table:table-cell>
          <table:table-cell office:value-type="float" office:value="673">
            <text:p>673</text:p>
          </table:table-cell>
          <table:table-cell office:value-type="float" office:value="348">
            <text:p>348</text:p>
          </table:table-cell>
          <table:table-cell office:value-type="float" office:value="14841">
            <text:p>14841</text:p>
          </table:table-cell>
          <table:table-cell office:value-type="float" office:value="21280000">
            <text:p>21280000</text:p>
          </table:table-cell>
          <table:table-cell office:value-type="float" office:value="17">
            <text:p>17</text:p>
          </table:table-cell>
        </table:table-row>
      </table:table>
      <table:database-ranges>
        <table:database-range table:target-range-address="Sheet1.A2:Sheet1.V121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9">10/19/2022</text:date>, <text:time>00:1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9T00:14:04.72</dc:date>
    <dc:creator>Gabriel Scoccola</dc:creator>
    <meta:generator>OpenOffice/4.1.7$Win32 OpenOffice.org_project/417m1$Build-9800</meta:generator>
    <meta:document-statistic meta:table-count="1" meta:cell-count="2662" meta:object-count="0"/>
  </office:meta>
</office:document-meta>
</file>